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7ab" officeooo:paragraph-rsid="000fd7ab"/>
    </style:style>
    <style:style style:name="P2" style:family="paragraph" style:parent-style-name="Standard" style:list-style-name="L1">
      <style:text-properties officeooo:rsid="000f182f" officeooo:paragraph-rsid="000f182f"/>
    </style:style>
    <style:style style:name="P3" style:family="paragraph" style:parent-style-name="Standard" style:list-style-name="L2">
      <style:text-properties officeooo:rsid="000f182f" officeooo:paragraph-rsid="000f182f"/>
    </style:style>
    <style:style style:name="P4" style:family="paragraph" style:parent-style-name="Standard" style:list-style-name="L2">
      <style:text-properties officeooo:rsid="000fcec7" officeooo:paragraph-rsid="000fcec7"/>
    </style:style>
    <style:style style:name="P5" style:family="paragraph" style:parent-style-name="Standard" style:list-style-name="L3">
      <style:text-properties officeooo:rsid="000fcec7" officeooo:paragraph-rsid="000fcec7"/>
    </style:style>
    <style:style style:name="P6" style:family="paragraph" style:parent-style-name="Standard" style:list-style-name="L4">
      <style:text-properties officeooo:rsid="000fcec7" officeooo:paragraph-rsid="000fcec7"/>
    </style:style>
    <style:style style:name="P7" style:family="paragraph" style:parent-style-name="Standard" style:list-style-name="L5">
      <style:text-properties officeooo:rsid="000fcec7" officeooo:paragraph-rsid="000fcec7"/>
    </style:style>
    <style:style style:name="P8" style:family="paragraph" style:parent-style-name="Standard">
      <style:text-properties fo:language="en" fo:country="US" officeooo:rsid="000fd7ab" officeooo:paragraph-rsid="000fcec7"/>
    </style:style>
    <style:style style:name="P9" style:family="paragraph" style:parent-style-name="Standard">
      <style:text-properties fo:language="en" fo:country="US" officeooo:rsid="000f182f" officeooo:paragraph-rsid="000e8670"/>
    </style:style>
    <style:style style:name="P10" style:family="paragraph" style:parent-style-name="Standard">
      <style:text-properties fo:language="en" fo:country="US" officeooo:rsid="000fcec7" officeooo:paragraph-rsid="000f182f"/>
    </style:style>
    <style:style style:name="P11" style:family="paragraph" style:parent-style-name="Standard">
      <style:text-properties fo:language="en" fo:country="US" officeooo:rsid="000fcec7" officeooo:paragraph-rsid="000fce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R:</text:p>
      <text:p text:style-name="P9"><text:s text:c="4"/>• Vacation</text:p>
      <text:p text:style-name="P9"><text:s text:c="4"/>• Sick leave</text:p>
      <text:p text:style-name="P9"><text:s text:c="4"/>• Contract of employment</text:p>
      <text:p text:style-name="P9"><text:s text:c="4"/>• Notice</text:p>
      <text:p text:style-name="P9"><text:s text:c="4"/>• Duration of the contract</text:p>
      <text:p text:style-name="P10">Bookkeeping:</text:p>
      <text:p text:style-name="P10"><text:s text:c="4"/>• Invoices</text:p>
      <text:p text:style-name="P10"><text:s text:c="4"/>• Bills</text:p>
      <text:p text:style-name="P10"><text:s text:c="4"/>• Payouts</text:p>
      <text:p text:style-name="P10"><text:s text:c="4"/>• Shopping</text:p>
      <text:p text:style-name="P10"><text:s text:c="4"/>• Inventory</text:p>
      <text:p text:style-name="P11">Regular employees:</text:p>
      <text:p text:style-name="P11"><text:s text:c="4"/>• Submit a vacation request</text:p>
      <text:p text:style-name="P11"><text:s text:c="4"/>• Sending a sick leave</text:p>
      <text:p text:style-name="P11"><text:s text:c="4"/>• Sending a notice</text:p>
      <text:p text:style-name="P11"><text:s text:c="4"/>• Accepting a new contract</text:p>
      <text:p text:style-name="P11"><text:s text:c="4"/>• Adding products</text:p>
      <text:p text:style-name="P11"><text:s text:c="4"/>• Responding to customer emails</text:p>
      <text:p text:style-name="P11"><text:s text:c="4"/>• Sales service</text:p>
      <text:p text:style-name="P11">Managers:</text:p>
      <text:p text:style-name="P11"><text:s text:c="4"/>• Monitoring of employees working hours</text:p>
      <text:p text:style-name="P11"><text:s text:c="4"/>• Setting a budget</text:p>
      <text:p text:style-name="P11"><text:s text:c="4"/>• Dismissal of workers</text:p>
      <text:p text:style-name="P8">Marketing:</text:p>
      <text:p text:style-name="P8"><text:s text:c="4"/>• Preparation of marketing materials</text:p>
      <text:p text:style-name="P8"><text:s text:c="4"/>• Mailing</text:p>
      <text:p text:style-name="P8"><text:s text:c="4"/>• Social media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2-10-06T16:06:54.942879052</dc:date>
    <meta:editing-duration>PT54M3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86" meta:character-count="565" meta:non-whitespace-character-count="415"/>
  </office:meta>
</office:document-meta>
</file>